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d21b" officeooo:paragraph-rsid="0011d21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6f24" officeooo:paragraph-rsid="00136f24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ON</text:p>
      <text:p text:style-name="P1"/>
      <text:p text:style-name="P2">Exercice1 <text:span text:style-name="T1">: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08:52:26.653000000</meta:creation-date>
    <dc:date>2020-10-19T08:53:40.485000000</dc:date>
    <meta:editing-duration>PT1M14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" meta:word-count="3" meta:character-count="18" meta:non-whitespace-character-count="17"/>
  </office:meta>
</office:document-meta>
</file>